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c28f" officeooo:paragraph-rsid="000ec28f"/>
    </style:style>
    <style:style style:name="T1" style:family="text">
      <style:text-properties officeooo:rsid="000ec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i!</text:p>
      <text:p text:style-name="Text_20_body"><text:span text:style-name="T1">Jeg heter</text:span> Jan, og jeg er <text:span text:style-name="T1">for tiden </text:span>elev ved Breivang videregående skole hvor jeg går VG2 Informasjonsteknologi. Jeg ønsker med dette å søke om lærlingplass I <text:span text:style-name="T1">IT-avdelinga til</text:span> Tromsø kommune for det kommende året.</text:p>
      <text:p text:style-name="Text_20_body">Gjennom skolegangen har jeg fått erfaring med både maskinvare og programvare, og har lært programmering i blant annet Python, HTML og CSS. Jeg har også jobbet med nettverksoppgaver i Packet Tracer, og har satt opp ulike systemer og tjenester både i Windows og Linux-miljøer. Ved siden av skolen har jeg satt opp og administrert en lokal webserver, og jeg bruker aktivt Linux (Arch med Hyprland) på egen maskin. Jeg liker å feilsøke og lære nye systemer, og har blant annet lært meg grunnleggende bruk av FortiGate CLI og konfigurert DNS-tjenester på Windows Server.</text:p>
      <text:p text:style-name="Text_20_body">Jeg er særlig interessert i hvordan IT brukes for å støtte opp under offentlige tjenester, og jeg ser på Tromsø kommune som en spennende og lærerik plass å ha lærlingtiden min. Kommunen representerer en bred og samfunnsnyttig organisasjon hvor jeg kan få erfaring med drift og support i et variert og profesjonelt IT-miljø.</text:p>
      <text:p text:style-name="Text_20_body">Som person er jeg strukturert, nysgjerrig og løsningsorientert. Jeg liker å jobbe systematisk og lære nye ting i praksis, og jeg samarbeider godt med andre. Jeg håper å få muligheten til å utvikle meg videre i et faglig sterkt miljø hos dere.</text:p>
      <text:p text:style-name="P1">Jeg trivdes svært godt hos dere under forrige praksisperioden og ønsker gjerne å komme tilbake!</text:p>
      <text:p text:style-name="Text_20_body">Takk for at dere vurderer min søknad, <text:span text:style-name="T1">og håper på et positivt svar.</text:span></text:p>
      <text:p text:style-name="Text_20_body"><text:span text:style-name="T1">Med v</text:span>ennlig hilsen<text:line-break/>Jan <text:span text:style-name="T1">Maurice Götze</text:span><text:line-break/><text:span text:style-name="T1">998 95 480</text:span><text:line-break/><text:span text:style-name="T1">janmauricegotze@gmail.com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3:03:56.632111782</meta:creation-date>
    <dc:date>2025-04-23T13:09:46.725474170</dc:date>
    <meta:editing-duration>PT5M51S</meta:editing-duration>
    <meta:editing-cycles>1</meta:editing-cycles>
    <meta:document-statistic meta:table-count="0" meta:image-count="0" meta:object-count="0" meta:page-count="1" meta:paragraph-count="8" meta:word-count="262" meta:character-count="1581" meta:non-whitespace-character-count="1327"/>
    <meta:generator>LibreOffice/25.2.2.2$Linux_X86_64 LibreOffice_project/520$Build-2</meta:generator>
  </office:meta>
</office:document-meta>
</file>